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5.61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14.18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23.71mm"/>
    </style:style>
    <style:style style:name="co10" style:family="table-column">
      <style:table-column-properties fo:break-before="auto" style:column-width="23.07mm"/>
    </style:style>
    <style:style style:name="co11" style:family="table-column">
      <style:table-column-properties fo:break-before="auto" style:column-width="24.98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" style:data-style-name="N16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" style:data-style-name="N16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6"/>
        <table:table-column table:style-name="co4" table:default-cell-style-name="ce26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8" table:default-cell-style-name="ce2"/>
        <table:table-column table:style-name="co10" table:default-cell-style-name="ce2"/>
        <table:table-column table:style-name="co6" table:default-cell-style-name="ce2"/>
        <table:table-column table:style-name="co11" table:default-cell-style-name="ce2"/>
        <table:table-column table:style-name="co8" table:default-cell-style-name="ce2"/>
        <table:table-column table:style-name="co5" table:default-cell-style-name="ce2"/>
        <table:table-column table:style-name="co12" table:default-cell-style-name="ce2"/>
        <table:table-column table:style-name="co13" table:number-columns-repeated="1008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各縣市人口年齡結構重要指標</text:p>
          </table:table-cell>
          <table:covered-table-cell table:number-columns-repeated="14" table:style-name="ce12"/>
          <table:covered-table-cell table:style-name="ce50"/>
          <table:table-cell table:number-columns-repeated="1008"/>
        </table:table-row>
        <table:table-row table:style-name="ro2">
          <table:table-cell/>
          <table:table-cell table:style-name="ce13" office:value-type="string" office:string-value="       中 華 民 國 101年 9 月 底" calcext:value-type="string" table:number-columns-spanned="13" table:number-rows-spanned="1">
            <text:p><text:s text:c="8"/>中 華 民 國 101年 9 月 底 </text:p>
          </table:table-cell>
          <table:covered-table-cell table:number-columns-repeated="12" table:style-name="ce22"/>
          <table:table-cell table:style-name="ce49" office:value-type="string" calcext:value-type="string">
            <text:p><text:s text:c="9"/>單位：人；%</text:p>
          </table:table-cell>
          <table:table-cell table:style-name="ce51"/>
          <table:table-cell table:number-columns-repeated="1008"/>
        </table:table-row>
        <table:table-row table:style-name="ro3">
          <table:table-cell table:style-name="ce3" office:value-type="string" calcext:value-type="string" table:number-columns-spanned="1" table:number-rows-spanned="2">
            <text:p>  <text:span text:style-name="T1">區 域 別</text:span></text:p>
          </table:table-cell>
          <table:table-cell table:style-name="ce14" office:value-type="string" calcext:value-type="string" table:number-columns-spanned="1" table:number-rows-spanned="2">
            <text:p>總人口數</text:p>
          </table:table-cell>
          <table:table-cell table:style-name="ce23" office:value-type="string" calcext:value-type="string" table:number-columns-spanned="2" table:number-rows-spanned="1">
            <text:p>0 ～ 4歲</text:p>
          </table:table-cell>
          <table:covered-table-cell table:style-name="ce27"/>
          <table:table-cell table:style-name="ce33" office:value-type="string" calcext:value-type="string" table:number-columns-spanned="2" table:number-rows-spanned="1">
            <text:p>0 <text:span text:style-name="T1">～</text:span><text:span text:style-name="T4"> 6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1</text:span><text:span text:style-name="T3">歲</text:span></text:p>
          </table:table-cell>
          <table:covered-table-cell table:style-name="ce35"/>
          <table:table-cell table:style-name="ce33" office:value-type="string" calcext:value-type="string" table:number-columns-spanned="2" table:number-rows-spanned="1">
            <text:p>0 <text:span text:style-name="T1">～</text:span><text:span text:style-name="T4"> 12</text:span><text:span text:style-name="T3">歲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12 <text:span text:style-name="T1">～</text:span><text:span text:style-name="T4"> 17</text:span><text:span text:style-name="T3">歲</text:span></text:p>
          </table:table-cell>
          <table:covered-table-cell table:style-name="ce42"/>
          <table:table-cell table:style-name="ce43" office:value-type="string" calcext:value-type="string" table:number-columns-spanned="2" table:number-rows-spanned="1">
            <text:p>20<text:span text:style-name="T5">歲以上</text:span></text:p>
          </table:table-cell>
          <table:covered-table-cell table:style-name="ce35"/>
          <table:table-cell table:style-name="ce38" office:value-type="string" calcext:value-type="string" table:number-columns-spanned="2" table:number-rows-spanned="1">
            <text:p>65<text:span text:style-name="T1">歲以上</text:span></text:p>
          </table:table-cell>
          <table:covered-table-cell table:style-name="ce38"/>
          <table:table-cell table:number-columns-repeated="1008"/>
        </table:table-row>
        <table:table-row table:style-name="ro4">
          <table:covered-table-cell table:style-name="ce4"/>
          <table:covered-table-cell table:style-name="ce15"/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28" office:value-type="string" calcext:value-type="string">
            <text:p>％</text:p>
          </table:table-cell>
          <table:table-cell table:style-name="ce24" office:value-type="string" calcext:value-type="string">
            <text:p>實<text:span text:style-name="T2">   </text:span><text:span text:style-name="T3">數</text:span></text:p>
          </table:table-cell>
          <table:table-cell table:style-name="ce52" office:value-type="string" calcext:value-type="string">
            <text:p>％</text:p>
          </table:table-cell>
          <table:table-cell table:number-columns-repeated="1008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23282670" calcext:value-type="float">
            <text:p><text:s text:c="3"/>23,282,670</text:p>
          </table:table-cell>
          <table:table-cell table:style-name="ce17" office:value-type="float" office:value="973969" calcext:value-type="float">
            <text:p><text:s text:c="3"/>973,969</text:p>
          </table:table-cell>
          <table:table-cell table:style-name="ce29" office:value-type="float" office:value="4.18" calcext:value-type="float">
            <text:p><text:s text:c="3"/>4.18</text:p>
          </table:table-cell>
          <table:table-cell table:style-name="ce16" office:value-type="float" office:value="1385208" calcext:value-type="float">
            <text:p><text:s text:c="3"/>1,385,208</text:p>
          </table:table-cell>
          <table:table-cell table:style-name="ce29" office:value-type="float" office:value="5.95" calcext:value-type="float">
            <text:p><text:s text:c="3"/>5.95</text:p>
          </table:table-cell>
          <table:table-cell table:style-name="ce16" office:value-type="float" office:value="2571623" calcext:value-type="float">
            <text:p><text:s text:c="3"/>2,571,623</text:p>
          </table:table-cell>
          <table:table-cell table:style-name="ce29" office:value-type="float" office:value="11.05" calcext:value-type="float">
            <text:p><text:s text:c="3"/>11.05</text:p>
          </table:table-cell>
          <table:table-cell table:style-name="ce16" office:value-type="float" office:value="2866652" calcext:value-type="float">
            <text:p><text:s text:c="3"/>2,866,652</text:p>
          </table:table-cell>
          <table:table-cell table:style-name="ce29" office:value-type="float" office:value="12.31" calcext:value-type="float">
            <text:p><text:s text:c="3"/>12.31</text:p>
          </table:table-cell>
          <table:table-cell table:style-name="ce16" office:value-type="float" office:value="1827574" calcext:value-type="float">
            <text:p><text:s text:c="3"/>1,827,574</text:p>
          </table:table-cell>
          <table:table-cell table:style-name="ce29" office:value-type="float" office:value="7.85" calcext:value-type="float">
            <text:p><text:s text:c="3"/>7.85</text:p>
          </table:table-cell>
          <table:table-cell table:style-name="ce16" office:value-type="float" office:value="18236797" calcext:value-type="float">
            <text:p><text:s text:c="3"/>18,236,797</text:p>
          </table:table-cell>
          <table:table-cell table:style-name="ce29" office:value-type="float" office:value="78.33" calcext:value-type="float">
            <text:p><text:s text:c="3"/>78.33</text:p>
          </table:table-cell>
          <table:table-cell table:style-name="ce16" office:value-type="float" office:value="2572634" calcext:value-type="float">
            <text:p><text:s text:c="3"/>2,572,634</text:p>
          </table:table-cell>
          <table:table-cell table:style-name="ce53" office:value-type="float" office:value="11.05" calcext:value-type="float">
            <text:p><text:s text:c="3"/>11.0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7" office:value-type="float" office:value="3933061" calcext:value-type="float">
            <text:p><text:s text:c="3"/>3,933,061</text:p>
          </table:table-cell>
          <table:table-cell table:style-name="ce17" office:value-type="float" office:value="160681" calcext:value-type="float">
            <text:p><text:s text:c="3"/>160,681</text:p>
          </table:table-cell>
          <table:table-cell table:style-name="ce29" office:value-type="float" office:value="4.09" calcext:value-type="float">
            <text:p><text:s text:c="3"/>4.09</text:p>
          </table:table-cell>
          <table:table-cell table:style-name="ce18" office:value-type="float" office:value="228795" calcext:value-type="float">
            <text:p><text:s text:c="3"/>228,795</text:p>
          </table:table-cell>
          <table:table-cell table:style-name="ce29" office:value-type="float" office:value="5.82" calcext:value-type="float">
            <text:p><text:s text:c="3"/>5.82</text:p>
          </table:table-cell>
          <table:table-cell table:style-name="ce18" office:value-type="float" office:value="419878" calcext:value-type="float">
            <text:p><text:s text:c="3"/>419,878</text:p>
          </table:table-cell>
          <table:table-cell table:style-name="ce29" office:value-type="float" office:value="10.68" calcext:value-type="float">
            <text:p><text:s text:c="3"/>10.68</text:p>
          </table:table-cell>
          <table:table-cell table:style-name="ce18" office:value-type="float" office:value="466511" calcext:value-type="float">
            <text:p><text:s text:c="3"/>466,511</text:p>
          </table:table-cell>
          <table:table-cell table:style-name="ce29" office:value-type="float" office:value="11.86" calcext:value-type="float">
            <text:p><text:s text:c="3"/>11.86</text:p>
          </table:table-cell>
          <table:table-cell table:style-name="ce39" office:value-type="float" office:value="295490" calcext:value-type="float">
            <text:p><text:s text:c="3"/>295,490</text:p>
          </table:table-cell>
          <table:table-cell table:style-name="ce29" office:value-type="float" office:value="7.51" calcext:value-type="float">
            <text:p><text:s text:c="3"/>7.51</text:p>
          </table:table-cell>
          <table:table-cell table:style-name="ce44" office:value-type="float" office:value="3107904" calcext:value-type="float">
            <text:p><text:s text:c="3"/>3,107,904</text:p>
          </table:table-cell>
          <table:table-cell table:style-name="ce29" office:value-type="float" office:value="79.02" calcext:value-type="float">
            <text:p><text:s text:c="3"/>79.02</text:p>
          </table:table-cell>
          <table:table-cell table:style-name="ce39" office:value-type="float" office:value="347321" calcext:value-type="float">
            <text:p><text:s text:c="3"/>347,321</text:p>
          </table:table-cell>
          <table:table-cell table:style-name="ce54" office:value-type="float" office:value="8.83" calcext:value-type="float">
            <text:p><text:s text:c="3"/>8.83</text:p>
          </table:table-cell>
          <table:table-cell table:number-columns-repeated="1008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7" office:value-type="float" office:value="2665832" calcext:value-type="float">
            <text:p><text:s text:c="3"/>2,665,832</text:p>
          </table:table-cell>
          <table:table-cell table:style-name="ce17" office:value-type="float" office:value="126299" calcext:value-type="float">
            <text:p><text:s text:c="3"/>126,299</text:p>
          </table:table-cell>
          <table:table-cell table:style-name="ce29" office:value-type="float" office:value="4.74" calcext:value-type="float">
            <text:p><text:s text:c="3"/>4.74</text:p>
          </table:table-cell>
          <table:table-cell table:style-name="ce18" office:value-type="float" office:value="170603" calcext:value-type="float">
            <text:p><text:s text:c="3"/>170,603</text:p>
          </table:table-cell>
          <table:table-cell table:style-name="ce29" office:value-type="float" office:value="6.4" calcext:value-type="float">
            <text:p><text:s text:c="3"/>6.40</text:p>
          </table:table-cell>
          <table:table-cell table:style-name="ce18" office:value-type="float" office:value="291857" calcext:value-type="float">
            <text:p><text:s text:c="3"/>291,857</text:p>
          </table:table-cell>
          <table:table-cell table:style-name="ce29" office:value-type="float" office:value="10.95" calcext:value-type="float">
            <text:p><text:s text:c="3"/>10.95</text:p>
          </table:table-cell>
          <table:table-cell table:style-name="ce18" office:value-type="float" office:value="322914" calcext:value-type="float">
            <text:p><text:s text:c="3"/>322,914</text:p>
          </table:table-cell>
          <table:table-cell table:style-name="ce29" office:value-type="float" office:value="12.11" calcext:value-type="float">
            <text:p><text:s text:c="3"/>12.11</text:p>
          </table:table-cell>
          <table:table-cell table:style-name="ce39" office:value-type="float" office:value="187685" calcext:value-type="float">
            <text:p><text:s text:c="3"/>187,685</text:p>
          </table:table-cell>
          <table:table-cell table:style-name="ce29" office:value-type="float" office:value="7.04" calcext:value-type="float">
            <text:p><text:s text:c="3"/>7.04</text:p>
          </table:table-cell>
          <table:table-cell table:style-name="ce44" office:value-type="float" office:value="2124086" calcext:value-type="float">
            <text:p><text:s text:c="3"/>2,124,086</text:p>
          </table:table-cell>
          <table:table-cell table:style-name="ce29" office:value-type="float" office:value="79.68" calcext:value-type="float">
            <text:p><text:s text:c="3"/>79.68</text:p>
          </table:table-cell>
          <table:table-cell table:style-name="ce39" office:value-type="float" office:value="345177" calcext:value-type="float">
            <text:p><text:s text:c="3"/>345,177</text:p>
          </table:table-cell>
          <table:table-cell table:style-name="ce54" office:value-type="float" office:value="12.95" calcext:value-type="float">
            <text:p><text:s text:c="3"/>12.9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7" office:value-type="float" office:value="2679172" calcext:value-type="float">
            <text:p><text:s text:c="3"/>2,679,172</text:p>
          </table:table-cell>
          <table:table-cell table:style-name="ce17" office:value-type="float" office:value="119975" calcext:value-type="float">
            <text:p><text:s text:c="3"/>119,975</text:p>
          </table:table-cell>
          <table:table-cell table:style-name="ce29" office:value-type="float" office:value="4.48" calcext:value-type="float">
            <text:p><text:s text:c="3"/>4.48</text:p>
          </table:table-cell>
          <table:table-cell table:style-name="ce18" office:value-type="float" office:value="172526" calcext:value-type="float">
            <text:p><text:s text:c="3"/>172,526</text:p>
          </table:table-cell>
          <table:table-cell table:style-name="ce29" office:value-type="float" office:value="6.44" calcext:value-type="float">
            <text:p><text:s text:c="3"/>6.44</text:p>
          </table:table-cell>
          <table:table-cell table:style-name="ce18" office:value-type="float" office:value="323349" calcext:value-type="float">
            <text:p><text:s text:c="3"/>323,349</text:p>
          </table:table-cell>
          <table:table-cell table:style-name="ce29" office:value-type="float" office:value="12.07" calcext:value-type="float">
            <text:p><text:s text:c="3"/>12.07</text:p>
          </table:table-cell>
          <table:table-cell table:style-name="ce18" office:value-type="float" office:value="361005" calcext:value-type="float">
            <text:p><text:s text:c="3"/>361,005</text:p>
          </table:table-cell>
          <table:table-cell table:style-name="ce29" office:value-type="float" office:value="13.47" calcext:value-type="float">
            <text:p><text:s text:c="3"/>13.47</text:p>
          </table:table-cell>
          <table:table-cell table:style-name="ce39" office:value-type="float" office:value="233950" calcext:value-type="float">
            <text:p><text:s text:c="3"/>233,950</text:p>
          </table:table-cell>
          <table:table-cell table:style-name="ce29" office:value-type="float" office:value="8.73" calcext:value-type="float">
            <text:p><text:s text:c="3"/>8.73</text:p>
          </table:table-cell>
          <table:table-cell table:style-name="ce44" office:value-type="float" office:value="2041633" calcext:value-type="float">
            <text:p><text:s text:c="3"/>2,041,633</text:p>
          </table:table-cell>
          <table:table-cell table:style-name="ce29" office:value-type="float" office:value="76.2" calcext:value-type="float">
            <text:p><text:s text:c="3"/>76.20</text:p>
          </table:table-cell>
          <table:table-cell table:style-name="ce39" office:value-type="float" office:value="240225" calcext:value-type="float">
            <text:p><text:s text:c="3"/>240,225</text:p>
          </table:table-cell>
          <table:table-cell table:style-name="ce54" office:value-type="float" office:value="8.97" calcext:value-type="float">
            <text:p><text:s text:c="3"/>8.97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7" office:value-type="float" office:value="1879644" calcext:value-type="float">
            <text:p><text:s text:c="3"/>1,879,644</text:p>
          </table:table-cell>
          <table:table-cell table:style-name="ce17" office:value-type="float" office:value="73327" calcext:value-type="float">
            <text:p><text:s text:c="3"/>73,327</text:p>
          </table:table-cell>
          <table:table-cell table:style-name="ce29" office:value-type="float" office:value="3.9" calcext:value-type="float">
            <text:p><text:s text:c="3"/>3.90</text:p>
          </table:table-cell>
          <table:table-cell table:style-name="ce18" office:value-type="float" office:value="104358" calcext:value-type="float">
            <text:p><text:s text:c="3"/>104,358</text:p>
          </table:table-cell>
          <table:table-cell table:style-name="ce29" office:value-type="float" office:value="5.55" calcext:value-type="float">
            <text:p><text:s text:c="3"/>5.55</text:p>
          </table:table-cell>
          <table:table-cell table:style-name="ce18" office:value-type="float" office:value="193263" calcext:value-type="float">
            <text:p><text:s text:c="3"/>193,263</text:p>
          </table:table-cell>
          <table:table-cell table:style-name="ce29" office:value-type="float" office:value="10.28" calcext:value-type="float">
            <text:p><text:s text:c="3"/>10.28</text:p>
          </table:table-cell>
          <table:table-cell table:style-name="ce18" office:value-type="float" office:value="215964" calcext:value-type="float">
            <text:p><text:s text:c="3"/>215,964</text:p>
          </table:table-cell>
          <table:table-cell table:style-name="ce29" office:value-type="float" office:value="11.49" calcext:value-type="float">
            <text:p><text:s text:c="3"/>11.49</text:p>
          </table:table-cell>
          <table:table-cell table:style-name="ce39" office:value-type="float" office:value="141210" calcext:value-type="float">
            <text:p><text:s text:c="3"/>141,210</text:p>
          </table:table-cell>
          <table:table-cell table:style-name="ce29" office:value-type="float" office:value="7.51" calcext:value-type="float">
            <text:p><text:s text:c="3"/>7.51</text:p>
          </table:table-cell>
          <table:table-cell table:style-name="ce44" office:value-type="float" office:value="1493969" calcext:value-type="float">
            <text:p><text:s text:c="3"/>1,493,969</text:p>
          </table:table-cell>
          <table:table-cell table:style-name="ce29" office:value-type="float" office:value="79.48" calcext:value-type="float">
            <text:p><text:s text:c="3"/>79.48</text:p>
          </table:table-cell>
          <table:table-cell table:style-name="ce39" office:value-type="float" office:value="220765" calcext:value-type="float">
            <text:p><text:s text:c="3"/>220,765</text:p>
          </table:table-cell>
          <table:table-cell table:style-name="ce54" office:value-type="float" office:value="11.75" calcext:value-type="float">
            <text:p><text:s text:c="3"/>11.75</text:p>
          </table:table-cell>
          <table:table-cell table:number-columns-repeated="1008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7" office:value-type="float" office:value="2776550" calcext:value-type="float">
            <text:p><text:s text:c="3"/>2,776,550</text:p>
          </table:table-cell>
          <table:table-cell table:style-name="ce17" office:value-type="float" office:value="106427" calcext:value-type="float">
            <text:p><text:s text:c="3"/>106,427</text:p>
          </table:table-cell>
          <table:table-cell table:style-name="ce29" office:value-type="float" office:value="3.83" calcext:value-type="float">
            <text:p><text:s text:c="3"/>3.83</text:p>
          </table:table-cell>
          <table:table-cell table:style-name="ce18" office:value-type="float" office:value="152439" calcext:value-type="float">
            <text:p><text:s text:c="3"/>152,439</text:p>
          </table:table-cell>
          <table:table-cell table:style-name="ce29" office:value-type="float" office:value="5.49" calcext:value-type="float">
            <text:p><text:s text:c="3"/>5.49</text:p>
          </table:table-cell>
          <table:table-cell table:style-name="ce18" office:value-type="float" office:value="285360" calcext:value-type="float">
            <text:p><text:s text:c="3"/>285,360</text:p>
          </table:table-cell>
          <table:table-cell table:style-name="ce29" office:value-type="float" office:value="10.28" calcext:value-type="float">
            <text:p><text:s text:c="3"/>10.28</text:p>
          </table:table-cell>
          <table:table-cell table:style-name="ce18" office:value-type="float" office:value="319640" calcext:value-type="float">
            <text:p><text:s text:c="3"/>319,640</text:p>
          </table:table-cell>
          <table:table-cell table:style-name="ce29" office:value-type="float" office:value="11.51" calcext:value-type="float">
            <text:p><text:s text:c="3"/>11.51</text:p>
          </table:table-cell>
          <table:table-cell table:style-name="ce39" office:value-type="float" office:value="210708" calcext:value-type="float">
            <text:p><text:s text:c="3"/>210,708</text:p>
          </table:table-cell>
          <table:table-cell table:style-name="ce29" office:value-type="float" office:value="7.59" calcext:value-type="float">
            <text:p><text:s text:c="3"/>7.59</text:p>
          </table:table-cell>
          <table:table-cell table:style-name="ce44" office:value-type="float" office:value="2205532" calcext:value-type="float">
            <text:p><text:s text:c="3"/>2,205,532</text:p>
          </table:table-cell>
          <table:table-cell table:style-name="ce29" office:value-type="float" office:value="79.43" calcext:value-type="float">
            <text:p><text:s text:c="3"/>79.43</text:p>
          </table:table-cell>
          <table:table-cell table:style-name="ce39" office:value-type="float" office:value="297972" calcext:value-type="float">
            <text:p><text:s text:c="3"/>297,972</text:p>
          </table:table-cell>
          <table:table-cell table:style-name="ce54" office:value-type="float" office:value="10.73" calcext:value-type="float">
            <text:p><text:s text:c="3"/>10.73</text:p>
          </table:table-cell>
          <table:table-cell table:number-columns-repeated="1008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8" office:value-type="float" office:value="9226623" calcext:value-type="float">
            <text:p><text:s text:c="3"/>9,226,623</text:p>
          </table:table-cell>
          <table:table-cell table:style-name="ce18" office:value-type="float" office:value="381329" calcext:value-type="float">
            <text:p><text:s text:c="3"/>381,329</text:p>
          </table:table-cell>
          <table:table-cell table:style-name="ce29" office:value-type="float" office:value="4.13" calcext:value-type="float">
            <text:p><text:s text:c="3"/>4.13</text:p>
          </table:table-cell>
          <table:table-cell table:style-name="ce18" office:value-type="float" office:value="548931" calcext:value-type="float">
            <text:p><text:s text:c="3"/>548,931</text:p>
          </table:table-cell>
          <table:table-cell table:style-name="ce29" office:value-type="float" office:value="5.95" calcext:value-type="float">
            <text:p><text:s text:c="3"/>5.95</text:p>
          </table:table-cell>
          <table:table-cell table:style-name="ce18" office:value-type="float" office:value="1046118" calcext:value-type="float">
            <text:p><text:s text:c="3"/>1,046,118</text:p>
          </table:table-cell>
          <table:table-cell table:style-name="ce29" office:value-type="float" office:value="11.34" calcext:value-type="float">
            <text:p><text:s text:c="3"/>11.34</text:p>
          </table:table-cell>
          <table:table-cell table:style-name="ce18" office:value-type="float" office:value="1167850" calcext:value-type="float">
            <text:p><text:s text:c="3"/>1,167,850</text:p>
          </table:table-cell>
          <table:table-cell table:style-name="ce29" office:value-type="float" office:value="12.66" calcext:value-type="float">
            <text:p><text:s text:c="3"/>12.66</text:p>
          </table:table-cell>
          <table:table-cell table:style-name="ce39" office:value-type="float" office:value="751620" calcext:value-type="float">
            <text:p><text:s text:c="3"/>751,620</text:p>
          </table:table-cell>
          <table:table-cell table:style-name="ce29" office:value-type="float" office:value="8.15" calcext:value-type="float">
            <text:p><text:s text:c="3"/>8.15</text:p>
          </table:table-cell>
          <table:table-cell table:style-name="ce44" office:value-type="float" office:value="7164688" calcext:value-type="float">
            <text:p><text:s text:c="3"/>7,164,688</text:p>
          </table:table-cell>
          <table:table-cell table:style-name="ce29" office:value-type="float" office:value="77.65" calcext:value-type="float">
            <text:p><text:s text:c="3"/>77.65</text:p>
          </table:table-cell>
          <table:table-cell table:style-name="ce39" office:value-type="float" office:value="1107383" calcext:value-type="float">
            <text:p><text:s text:c="3"/>1,107,383</text:p>
          </table:table-cell>
          <table:table-cell table:style-name="ce54" office:value-type="float" office:value="12" calcext:value-type="float">
            <text:p><text:s text:c="3"/>12.00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9" office:value-type="float" office:value="458432" calcext:value-type="float">
            <text:p><text:s text:c="3"/>458,432</text:p>
          </table:table-cell>
          <table:table-cell table:style-name="ce19" office:value-type="float" office:value="17242" calcext:value-type="float">
            <text:p><text:s text:c="3"/>17,242</text:p>
          </table:table-cell>
          <table:table-cell table:style-name="ce30" office:value-type="float" office:value="3.76" calcext:value-type="float">
            <text:p><text:s text:c="3"/>3.76</text:p>
          </table:table-cell>
          <table:table-cell table:style-name="ce19" office:value-type="float" office:value="24706" calcext:value-type="float">
            <text:p><text:s text:c="3"/>24,706</text:p>
          </table:table-cell>
          <table:table-cell table:style-name="ce30" office:value-type="float" office:value="5.39" calcext:value-type="float">
            <text:p><text:s text:c="3"/>5.39</text:p>
          </table:table-cell>
          <table:table-cell table:style-name="ce19" office:value-type="float" office:value="47478" calcext:value-type="float">
            <text:p><text:s text:c="3"/>47,478</text:p>
          </table:table-cell>
          <table:table-cell table:style-name="ce30" office:value-type="float" office:value="10.36" calcext:value-type="float">
            <text:p><text:s text:c="3"/>10.36</text:p>
          </table:table-cell>
          <table:table-cell table:style-name="ce19" office:value-type="float" office:value="53234" calcext:value-type="float">
            <text:p><text:s text:c="3"/>53,234</text:p>
          </table:table-cell>
          <table:table-cell table:style-name="ce30" office:value-type="float" office:value="11.61" calcext:value-type="float">
            <text:p><text:s text:c="3"/>11.61</text:p>
          </table:table-cell>
          <table:table-cell table:style-name="ce40" office:value-type="float" office:value="37185" calcext:value-type="float">
            <text:p><text:s text:c="3"/>37,185</text:p>
          </table:table-cell>
          <table:table-cell table:style-name="ce30" office:value-type="float" office:value="8.11" calcext:value-type="float">
            <text:p><text:s text:c="3"/>8.11</text:p>
          </table:table-cell>
          <table:table-cell table:style-name="ce45" office:value-type="float" office:value="359992" calcext:value-type="float">
            <text:p><text:s text:c="3"/>359,992</text:p>
          </table:table-cell>
          <table:table-cell table:style-name="ce30" office:value-type="float" office:value="78.53" calcext:value-type="float">
            <text:p><text:s text:c="3"/>78.53</text:p>
          </table:table-cell>
          <table:table-cell table:style-name="ce40" office:value-type="float" office:value="60881" calcext:value-type="float">
            <text:p><text:s text:c="3"/>60,881</text:p>
          </table:table-cell>
          <table:table-cell table:style-name="ce55" office:value-type="float" office:value="13.28" calcext:value-type="float">
            <text:p><text:s text:c="3"/>13.2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9" office:value-type="float" office:value="2025716" calcext:value-type="float">
            <text:p><text:s text:c="3"/>2,025,716</text:p>
          </table:table-cell>
          <table:table-cell table:style-name="ce19" office:value-type="float" office:value="92505" calcext:value-type="float">
            <text:p><text:s text:c="3"/>92,505</text:p>
          </table:table-cell>
          <table:table-cell table:style-name="ce30" office:value-type="float" office:value="4.57" calcext:value-type="float">
            <text:p><text:s text:c="3"/>4.57</text:p>
          </table:table-cell>
          <table:table-cell table:style-name="ce19" office:value-type="float" office:value="134884" calcext:value-type="float">
            <text:p><text:s text:c="3"/>134,884</text:p>
          </table:table-cell>
          <table:table-cell table:style-name="ce30" office:value-type="float" office:value="6.66" calcext:value-type="float">
            <text:p><text:s text:c="3"/>6.66</text:p>
          </table:table-cell>
          <table:table-cell table:style-name="ce19" office:value-type="float" office:value="257418" calcext:value-type="float">
            <text:p><text:s text:c="3"/>257,418</text:p>
          </table:table-cell>
          <table:table-cell table:style-name="ce30" office:value-type="float" office:value="12.71" calcext:value-type="float">
            <text:p><text:s text:c="3"/>12.71</text:p>
          </table:table-cell>
          <table:table-cell table:style-name="ce19" office:value-type="float" office:value="287137" calcext:value-type="float">
            <text:p><text:s text:c="3"/>287,137</text:p>
          </table:table-cell>
          <table:table-cell table:style-name="ce30" office:value-type="float" office:value="14.17" calcext:value-type="float">
            <text:p><text:s text:c="3"/>14.17</text:p>
          </table:table-cell>
          <table:table-cell table:style-name="ce40" office:value-type="float" office:value="180542" calcext:value-type="float">
            <text:p><text:s text:c="3"/>180,542</text:p>
          </table:table-cell>
          <table:table-cell table:style-name="ce30" office:value-type="float" office:value="8.91" calcext:value-type="float">
            <text:p><text:s text:c="3"/>8.91</text:p>
          </table:table-cell>
          <table:table-cell table:style-name="ce45" office:value-type="float" office:value="1526716" calcext:value-type="float">
            <text:p><text:s text:c="3"/>1,526,716</text:p>
          </table:table-cell>
          <table:table-cell table:style-name="ce30" office:value-type="float" office:value="75.37" calcext:value-type="float">
            <text:p><text:s text:c="3"/>75.37</text:p>
          </table:table-cell>
          <table:table-cell table:style-name="ce40" office:value-type="float" office:value="172159" calcext:value-type="float">
            <text:p><text:s text:c="3"/>172,159</text:p>
          </table:table-cell>
          <table:table-cell table:style-name="ce55" office:value-type="float" office:value="8.5" calcext:value-type="float">
            <text:p><text:s text:c="3"/>8.5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9" office:value-type="float" office:value="522376" calcext:value-type="float">
            <text:p><text:s text:c="3"/>522,376</text:p>
          </table:table-cell>
          <table:table-cell table:style-name="ce19" office:value-type="float" office:value="28904" calcext:value-type="float">
            <text:p><text:s text:c="3"/>28,904</text:p>
          </table:table-cell>
          <table:table-cell table:style-name="ce30" office:value-type="float" office:value="5.53" calcext:value-type="float">
            <text:p><text:s text:c="3"/>5.53</text:p>
          </table:table-cell>
          <table:table-cell table:style-name="ce19" office:value-type="float" office:value="41096" calcext:value-type="float">
            <text:p><text:s text:c="3"/>41,096</text:p>
          </table:table-cell>
          <table:table-cell table:style-name="ce30" office:value-type="float" office:value="7.87" calcext:value-type="float">
            <text:p><text:s text:c="3"/>7.87</text:p>
          </table:table-cell>
          <table:table-cell table:style-name="ce19" office:value-type="float" office:value="73127" calcext:value-type="float">
            <text:p><text:s text:c="3"/>73,127</text:p>
          </table:table-cell>
          <table:table-cell table:style-name="ce30" office:value-type="float" office:value="14" calcext:value-type="float">
            <text:p><text:s text:c="3"/>14.00</text:p>
          </table:table-cell>
          <table:table-cell table:style-name="ce19" office:value-type="float" office:value="80335" calcext:value-type="float">
            <text:p><text:s text:c="3"/>80,335</text:p>
          </table:table-cell>
          <table:table-cell table:style-name="ce30" office:value-type="float" office:value="15.38" calcext:value-type="float">
            <text:p><text:s text:c="3"/>15.38</text:p>
          </table:table-cell>
          <table:table-cell table:style-name="ce40" office:value-type="float" office:value="43977" calcext:value-type="float">
            <text:p><text:s text:c="3"/>43,977</text:p>
          </table:table-cell>
          <table:table-cell table:style-name="ce30" office:value-type="float" office:value="8.42" calcext:value-type="float">
            <text:p><text:s text:c="3"/>8.42</text:p>
          </table:table-cell>
          <table:table-cell table:style-name="ce45" office:value-type="float" office:value="390160" calcext:value-type="float">
            <text:p><text:s text:c="3"/>390,160</text:p>
          </table:table-cell>
          <table:table-cell table:style-name="ce30" office:value-type="float" office:value="74.69" calcext:value-type="float">
            <text:p><text:s text:c="3"/>74.69</text:p>
          </table:table-cell>
          <table:table-cell table:style-name="ce40" office:value-type="float" office:value="57651" calcext:value-type="float">
            <text:p><text:s text:c="3"/>57,651</text:p>
          </table:table-cell>
          <table:table-cell table:style-name="ce55" office:value-type="float" office:value="11.04" calcext:value-type="float">
            <text:p><text:s text:c="3"/>11.0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9" office:value-type="float" office:value="563013" calcext:value-type="float">
            <text:p><text:s text:c="3"/>563,013</text:p>
          </table:table-cell>
          <table:table-cell table:style-name="ce19" office:value-type="float" office:value="24366" calcext:value-type="float">
            <text:p><text:s text:c="3"/>24,366</text:p>
          </table:table-cell>
          <table:table-cell table:style-name="ce30" office:value-type="float" office:value="4.33" calcext:value-type="float">
            <text:p><text:s text:c="3"/>4.33</text:p>
          </table:table-cell>
          <table:table-cell table:style-name="ce19" office:value-type="float" office:value="34423" calcext:value-type="float">
            <text:p><text:s text:c="3"/>34,423</text:p>
          </table:table-cell>
          <table:table-cell table:style-name="ce30" office:value-type="float" office:value="6.11" calcext:value-type="float">
            <text:p><text:s text:c="3"/>6.11</text:p>
          </table:table-cell>
          <table:table-cell table:style-name="ce19" office:value-type="float" office:value="64088" calcext:value-type="float">
            <text:p><text:s text:c="3"/>64,088</text:p>
          </table:table-cell>
          <table:table-cell table:style-name="ce30" office:value-type="float" office:value="11.38" calcext:value-type="float">
            <text:p><text:s text:c="3"/>11.38</text:p>
          </table:table-cell>
          <table:table-cell table:style-name="ce19" office:value-type="float" office:value="70914" calcext:value-type="float">
            <text:p><text:s text:c="3"/>70,914</text:p>
          </table:table-cell>
          <table:table-cell table:style-name="ce30" office:value-type="float" office:value="12.6" calcext:value-type="float">
            <text:p><text:s text:c="3"/>12.60</text:p>
          </table:table-cell>
          <table:table-cell table:style-name="ce40" office:value-type="float" office:value="43421" calcext:value-type="float">
            <text:p><text:s text:c="3"/>43,421</text:p>
          </table:table-cell>
          <table:table-cell table:style-name="ce30" office:value-type="float" office:value="7.71" calcext:value-type="float">
            <text:p><text:s text:c="3"/>7.71</text:p>
          </table:table-cell>
          <table:table-cell table:style-name="ce45" office:value-type="float" office:value="439303" calcext:value-type="float">
            <text:p><text:s text:c="3"/>439,303</text:p>
          </table:table-cell>
          <table:table-cell table:style-name="ce30" office:value-type="float" office:value="78.03" calcext:value-type="float">
            <text:p><text:s text:c="3"/>78.03</text:p>
          </table:table-cell>
          <table:table-cell table:style-name="ce40" office:value-type="float" office:value="75954" calcext:value-type="float">
            <text:p><text:s text:c="3"/>75,954</text:p>
          </table:table-cell>
          <table:table-cell table:style-name="ce55" office:value-type="float" office:value="13.49" calcext:value-type="float">
            <text:p><text:s text:c="3"/>13.49</text:p>
          </table:table-cell>
          <table:table-cell table:number-columns-repeated="1008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9" office:value-type="float" office:value="1299446" calcext:value-type="float">
            <text:p><text:s text:c="3"/>1,299,446</text:p>
          </table:table-cell>
          <table:table-cell table:style-name="ce19" office:value-type="float" office:value="55516" calcext:value-type="float">
            <text:p><text:s text:c="3"/>55,516</text:p>
          </table:table-cell>
          <table:table-cell table:style-name="ce30" office:value-type="float" office:value="4.27" calcext:value-type="float">
            <text:p><text:s text:c="3"/>4.27</text:p>
          </table:table-cell>
          <table:table-cell table:style-name="ce19" office:value-type="float" office:value="78736" calcext:value-type="float">
            <text:p><text:s text:c="3"/>78,736</text:p>
          </table:table-cell>
          <table:table-cell table:style-name="ce30" office:value-type="float" office:value="6.06" calcext:value-type="float">
            <text:p><text:s text:c="3"/>6.06</text:p>
          </table:table-cell>
          <table:table-cell table:style-name="ce19" office:value-type="float" office:value="148878" calcext:value-type="float">
            <text:p><text:s text:c="3"/>148,878</text:p>
          </table:table-cell>
          <table:table-cell table:style-name="ce30" office:value-type="float" office:value="11.46" calcext:value-type="float">
            <text:p><text:s text:c="3"/>11.46</text:p>
          </table:table-cell>
          <table:table-cell table:style-name="ce19" office:value-type="float" office:value="165792" calcext:value-type="float">
            <text:p><text:s text:c="3"/>165,792</text:p>
          </table:table-cell>
          <table:table-cell table:style-name="ce30" office:value-type="float" office:value="12.76" calcext:value-type="float">
            <text:p><text:s text:c="3"/>12.76</text:p>
          </table:table-cell>
          <table:table-cell table:style-name="ce40" office:value-type="float" office:value="104794" calcext:value-type="float">
            <text:p><text:s text:c="3"/>104,794</text:p>
          </table:table-cell>
          <table:table-cell table:style-name="ce30" office:value-type="float" office:value="8.06" calcext:value-type="float">
            <text:p><text:s text:c="3"/>8.06</text:p>
          </table:table-cell>
          <table:table-cell table:style-name="ce45" office:value-type="float" office:value="1008615" calcext:value-type="float">
            <text:p><text:s text:c="3"/>1,008,615</text:p>
          </table:table-cell>
          <table:table-cell table:style-name="ce30" office:value-type="float" office:value="77.62" calcext:value-type="float">
            <text:p><text:s text:c="3"/>77.62</text:p>
          </table:table-cell>
          <table:table-cell table:style-name="ce40" office:value-type="float" office:value="160501" calcext:value-type="float">
            <text:p><text:s text:c="3"/>160,501</text:p>
          </table:table-cell>
          <table:table-cell table:style-name="ce55" office:value-type="float" office:value="12.35" calcext:value-type="float">
            <text:p><text:s text:c="3"/>12.3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9" office:value-type="float" office:value="520374" calcext:value-type="float">
            <text:p><text:s text:c="3"/>520,374</text:p>
          </table:table-cell>
          <table:table-cell table:style-name="ce19" office:value-type="float" office:value="18123" calcext:value-type="float">
            <text:p><text:s text:c="3"/>18,123</text:p>
          </table:table-cell>
          <table:table-cell table:style-name="ce30" office:value-type="float" office:value="3.48" calcext:value-type="float">
            <text:p><text:s text:c="3"/>3.48</text:p>
          </table:table-cell>
          <table:table-cell table:style-name="ce19" office:value-type="float" office:value="26372" calcext:value-type="float">
            <text:p><text:s text:c="3"/>26,372</text:p>
          </table:table-cell>
          <table:table-cell table:style-name="ce30" office:value-type="float" office:value="5.07" calcext:value-type="float">
            <text:p><text:s text:c="3"/>5.07</text:p>
          </table:table-cell>
          <table:table-cell table:style-name="ce19" office:value-type="float" office:value="52144" calcext:value-type="float">
            <text:p><text:s text:c="3"/>52,144</text:p>
          </table:table-cell>
          <table:table-cell table:style-name="ce30" office:value-type="float" office:value="10.02" calcext:value-type="float">
            <text:p><text:s text:c="3"/>10.02</text:p>
          </table:table-cell>
          <table:table-cell table:style-name="ce19" office:value-type="float" office:value="58492" calcext:value-type="float">
            <text:p><text:s text:c="3"/>58,492</text:p>
          </table:table-cell>
          <table:table-cell table:style-name="ce30" office:value-type="float" office:value="11.24" calcext:value-type="float">
            <text:p><text:s text:c="3"/>11.24</text:p>
          </table:table-cell>
          <table:table-cell table:style-name="ce40" office:value-type="float" office:value="40642" calcext:value-type="float">
            <text:p><text:s text:c="3"/>40,642</text:p>
          </table:table-cell>
          <table:table-cell table:style-name="ce30" office:value-type="float" office:value="7.81" calcext:value-type="float">
            <text:p><text:s text:c="3"/>7.81</text:p>
          </table:table-cell>
          <table:table-cell table:style-name="ce45" office:value-type="float" office:value="412374" calcext:value-type="float">
            <text:p><text:s text:c="3"/>412,374</text:p>
          </table:table-cell>
          <table:table-cell table:style-name="ce30" office:value-type="float" office:value="79.25" calcext:value-type="float">
            <text:p><text:s text:c="3"/>79.25</text:p>
          </table:table-cell>
          <table:table-cell table:style-name="ce40" office:value-type="float" office:value="72052" calcext:value-type="float">
            <text:p><text:s text:c="3"/>72,052</text:p>
          </table:table-cell>
          <table:table-cell table:style-name="ce55" office:value-type="float" office:value="13.85" calcext:value-type="float">
            <text:p><text:s text:c="3"/>13.8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9" office:value-type="float" office:value="711041" calcext:value-type="float">
            <text:p><text:s text:c="3"/>711,041</text:p>
          </table:table-cell>
          <table:table-cell table:style-name="ce19" office:value-type="float" office:value="26688" calcext:value-type="float">
            <text:p><text:s text:c="3"/>26,688</text:p>
          </table:table-cell>
          <table:table-cell table:style-name="ce30" office:value-type="float" office:value="3.75" calcext:value-type="float">
            <text:p><text:s text:c="3"/>3.75</text:p>
          </table:table-cell>
          <table:table-cell table:style-name="ce19" office:value-type="float" office:value="38482" calcext:value-type="float">
            <text:p><text:s text:c="3"/>38,482</text:p>
          </table:table-cell>
          <table:table-cell table:style-name="ce30" office:value-type="float" office:value="5.41" calcext:value-type="float">
            <text:p><text:s text:c="3"/>5.41</text:p>
          </table:table-cell>
          <table:table-cell table:style-name="ce19" office:value-type="float" office:value="74698" calcext:value-type="float">
            <text:p><text:s text:c="3"/>74,698</text:p>
          </table:table-cell>
          <table:table-cell table:style-name="ce30" office:value-type="float" office:value="10.51" calcext:value-type="float">
            <text:p><text:s text:c="3"/>10.51</text:p>
          </table:table-cell>
          <table:table-cell table:style-name="ce19" office:value-type="float" office:value="83809" calcext:value-type="float">
            <text:p><text:s text:c="3"/>83,809</text:p>
          </table:table-cell>
          <table:table-cell table:style-name="ce30" office:value-type="float" office:value="11.79" calcext:value-type="float">
            <text:p><text:s text:c="3"/>11.79</text:p>
          </table:table-cell>
          <table:table-cell table:style-name="ce40" office:value-type="float" office:value="54488" calcext:value-type="float">
            <text:p><text:s text:c="3"/>54,488</text:p>
          </table:table-cell>
          <table:table-cell table:style-name="ce30" office:value-type="float" office:value="7.66" calcext:value-type="float">
            <text:p><text:s text:c="3"/>7.66</text:p>
          </table:table-cell>
          <table:table-cell table:style-name="ce45" office:value-type="float" office:value="563582" calcext:value-type="float">
            <text:p><text:s text:c="3"/>563,582</text:p>
          </table:table-cell>
          <table:table-cell table:style-name="ce30" office:value-type="float" office:value="79.26" calcext:value-type="float">
            <text:p><text:s text:c="3"/>79.26</text:p>
          </table:table-cell>
          <table:table-cell table:style-name="ce40" office:value-type="float" office:value="109549" calcext:value-type="float">
            <text:p><text:s text:c="3"/>109,549</text:p>
          </table:table-cell>
          <table:table-cell table:style-name="ce55" office:value-type="float" office:value="15.41" calcext:value-type="float">
            <text:p><text:s text:c="3"/>15.41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9" office:value-type="float" office:value="534178" calcext:value-type="float">
            <text:p><text:s text:c="3"/>534,178</text:p>
          </table:table-cell>
          <table:table-cell table:style-name="ce19" office:value-type="float" office:value="17727" calcext:value-type="float">
            <text:p><text:s text:c="3"/>17,727</text:p>
          </table:table-cell>
          <table:table-cell table:style-name="ce30" office:value-type="float" office:value="3.32" calcext:value-type="float">
            <text:p><text:s text:c="3"/>3.32</text:p>
          </table:table-cell>
          <table:table-cell table:style-name="ce19" office:value-type="float" office:value="25444" calcext:value-type="float">
            <text:p><text:s text:c="3"/>25,444</text:p>
          </table:table-cell>
          <table:table-cell table:style-name="ce30" office:value-type="float" office:value="4.76" calcext:value-type="float">
            <text:p><text:s text:c="3"/>4.76</text:p>
          </table:table-cell>
          <table:table-cell table:style-name="ce19" office:value-type="float" office:value="50206" calcext:value-type="float">
            <text:p><text:s text:c="3"/>50,206</text:p>
          </table:table-cell>
          <table:table-cell table:style-name="ce30" office:value-type="float" office:value="9.4" calcext:value-type="float">
            <text:p><text:s text:c="3"/>9.40</text:p>
          </table:table-cell>
          <table:table-cell table:style-name="ce19" office:value-type="float" office:value="56087" calcext:value-type="float">
            <text:p><text:s text:c="3"/>56,087</text:p>
          </table:table-cell>
          <table:table-cell table:style-name="ce30" office:value-type="float" office:value="10.5" calcext:value-type="float">
            <text:p><text:s text:c="3"/>10.50</text:p>
          </table:table-cell>
          <table:table-cell table:style-name="ce40" office:value-type="float" office:value="38366" calcext:value-type="float">
            <text:p><text:s text:c="3"/>38,366</text:p>
          </table:table-cell>
          <table:table-cell table:style-name="ce30" office:value-type="float" office:value="7.18" calcext:value-type="float">
            <text:p><text:s text:c="3"/>7.18</text:p>
          </table:table-cell>
          <table:table-cell table:style-name="ce45" office:value-type="float" office:value="431337" calcext:value-type="float">
            <text:p><text:s text:c="3"/>431,337</text:p>
          </table:table-cell>
          <table:table-cell table:style-name="ce30" office:value-type="float" office:value="80.75" calcext:value-type="float">
            <text:p><text:s text:c="3"/>80.75</text:p>
          </table:table-cell>
          <table:table-cell table:style-name="ce40" office:value-type="float" office:value="85101" calcext:value-type="float">
            <text:p><text:s text:c="3"/>85,101</text:p>
          </table:table-cell>
          <table:table-cell table:style-name="ce55" office:value-type="float" office:value="15.93" calcext:value-type="float">
            <text:p><text:s text:c="3"/>15.93</text:p>
          </table:table-cell>
          <table:table-cell table:number-columns-repeated="1008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9" office:value-type="float" office:value="859423" calcext:value-type="float">
            <text:p><text:s text:c="3"/>859,423</text:p>
          </table:table-cell>
          <table:table-cell table:style-name="ce19" office:value-type="float" office:value="28288" calcext:value-type="float">
            <text:p><text:s text:c="3"/>28,288</text:p>
          </table:table-cell>
          <table:table-cell table:style-name="ce30" office:value-type="float" office:value="3.29" calcext:value-type="float">
            <text:p><text:s text:c="3"/>3.29</text:p>
          </table:table-cell>
          <table:table-cell table:style-name="ce19" office:value-type="float" office:value="41441" calcext:value-type="float">
            <text:p><text:s text:c="3"/>41,441</text:p>
          </table:table-cell>
          <table:table-cell table:style-name="ce30" office:value-type="float" office:value="4.82" calcext:value-type="float">
            <text:p><text:s text:c="3"/>4.82</text:p>
          </table:table-cell>
          <table:table-cell table:style-name="ce19" office:value-type="float" office:value="82736" calcext:value-type="float">
            <text:p><text:s text:c="3"/>82,736</text:p>
          </table:table-cell>
          <table:table-cell table:style-name="ce30" office:value-type="float" office:value="9.63" calcext:value-type="float">
            <text:p><text:s text:c="3"/>9.63</text:p>
          </table:table-cell>
          <table:table-cell table:style-name="ce19" office:value-type="float" office:value="93238" calcext:value-type="float">
            <text:p><text:s text:c="3"/>93,238</text:p>
          </table:table-cell>
          <table:table-cell table:style-name="ce30" office:value-type="float" office:value="10.85" calcext:value-type="float">
            <text:p><text:s text:c="3"/>10.85</text:p>
          </table:table-cell>
          <table:table-cell table:style-name="ce40" office:value-type="float" office:value="67410" calcext:value-type="float">
            <text:p><text:s text:c="3"/>67,410</text:p>
          </table:table-cell>
          <table:table-cell table:style-name="ce30" office:value-type="float" office:value="7.84" calcext:value-type="float">
            <text:p><text:s text:c="3"/>7.84</text:p>
          </table:table-cell>
          <table:table-cell table:style-name="ce45" office:value-type="float" office:value="684820" calcext:value-type="float">
            <text:p><text:s text:c="3"/>684,820</text:p>
          </table:table-cell>
          <table:table-cell table:style-name="ce30" office:value-type="float" office:value="79.68" calcext:value-type="float">
            <text:p><text:s text:c="3"/>79.68</text:p>
          </table:table-cell>
          <table:table-cell table:style-name="ce40" office:value-type="float" office:value="111512" calcext:value-type="float">
            <text:p><text:s text:c="3"/>111,512</text:p>
          </table:table-cell>
          <table:table-cell table:style-name="ce55" office:value-type="float" office:value="12.98" calcext:value-type="float">
            <text:p><text:s text:c="3"/>12.9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9" office:value-type="float" office:value="226621" calcext:value-type="float">
            <text:p><text:s text:c="3"/>226,621</text:p>
          </table:table-cell>
          <table:table-cell table:style-name="ce19" office:value-type="float" office:value="8750" calcext:value-type="float">
            <text:p><text:s text:c="3"/>8,750</text:p>
          </table:table-cell>
          <table:table-cell table:style-name="ce30" office:value-type="float" office:value="3.86" calcext:value-type="float">
            <text:p><text:s text:c="3"/>3.86</text:p>
          </table:table-cell>
          <table:table-cell table:style-name="ce19" office:value-type="float" office:value="12679" calcext:value-type="float">
            <text:p><text:s text:c="3"/>12,679</text:p>
          </table:table-cell>
          <table:table-cell table:style-name="ce30" office:value-type="float" office:value="5.59" calcext:value-type="float">
            <text:p><text:s text:c="3"/>5.59</text:p>
          </table:table-cell>
          <table:table-cell table:style-name="ce19" office:value-type="float" office:value="24057" calcext:value-type="float">
            <text:p><text:s text:c="3"/>24,057</text:p>
          </table:table-cell>
          <table:table-cell table:style-name="ce30" office:value-type="float" office:value="10.62" calcext:value-type="float">
            <text:p><text:s text:c="3"/>10.62</text:p>
          </table:table-cell>
          <table:table-cell table:style-name="ce19" office:value-type="float" office:value="26902" calcext:value-type="float">
            <text:p><text:s text:c="3"/>26,902</text:p>
          </table:table-cell>
          <table:table-cell table:style-name="ce30" office:value-type="float" office:value="11.87" calcext:value-type="float">
            <text:p><text:s text:c="3"/>11.87</text:p>
          </table:table-cell>
          <table:table-cell table:style-name="ce40" office:value-type="float" office:value="17641" calcext:value-type="float">
            <text:p><text:s text:c="3"/>17,641</text:p>
          </table:table-cell>
          <table:table-cell table:style-name="ce30" office:value-type="float" office:value="7.78" calcext:value-type="float">
            <text:p><text:s text:c="3"/>7.78</text:p>
          </table:table-cell>
          <table:table-cell table:style-name="ce45" office:value-type="float" office:value="178691" calcext:value-type="float">
            <text:p><text:s text:c="3"/>178,691</text:p>
          </table:table-cell>
          <table:table-cell table:style-name="ce30" office:value-type="float" office:value="78.85" calcext:value-type="float">
            <text:p><text:s text:c="3"/>78.85</text:p>
          </table:table-cell>
          <table:table-cell table:style-name="ce40" office:value-type="float" office:value="30367" calcext:value-type="float">
            <text:p><text:s text:c="3"/>30,367</text:p>
          </table:table-cell>
          <table:table-cell table:style-name="ce55" office:value-type="float" office:value="13.4" calcext:value-type="float">
            <text:p><text:s text:c="3"/>13.4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9" office:value-type="float" office:value="335331" calcext:value-type="float">
            <text:p><text:s text:c="3"/>335,331</text:p>
          </table:table-cell>
          <table:table-cell table:style-name="ce19" office:value-type="float" office:value="12772" calcext:value-type="float">
            <text:p><text:s text:c="3"/>12,772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18223" calcext:value-type="float">
            <text:p><text:s text:c="3"/>18,223</text:p>
          </table:table-cell>
          <table:table-cell table:style-name="ce30" office:value-type="float" office:value="5.43" calcext:value-type="float">
            <text:p><text:s text:c="3"/>5.43</text:p>
          </table:table-cell>
          <table:table-cell table:style-name="ce19" office:value-type="float" office:value="34633" calcext:value-type="float">
            <text:p><text:s text:c="3"/>34,633</text:p>
          </table:table-cell>
          <table:table-cell table:style-name="ce30" office:value-type="float" office:value="10.33" calcext:value-type="float">
            <text:p><text:s text:c="3"/>10.33</text:p>
          </table:table-cell>
          <table:table-cell table:style-name="ce19" office:value-type="float" office:value="38723" calcext:value-type="float">
            <text:p><text:s text:c="3"/>38,723</text:p>
          </table:table-cell>
          <table:table-cell table:style-name="ce30" office:value-type="float" office:value="11.55" calcext:value-type="float">
            <text:p><text:s text:c="3"/>11.55</text:p>
          </table:table-cell>
          <table:table-cell table:style-name="ce40" office:value-type="float" office:value="26566" calcext:value-type="float">
            <text:p><text:s text:c="3"/>26,566</text:p>
          </table:table-cell>
          <table:table-cell table:style-name="ce30" office:value-type="float" office:value="7.92" calcext:value-type="float">
            <text:p><text:s text:c="3"/>7.92</text:p>
          </table:table-cell>
          <table:table-cell table:style-name="ce45" office:value-type="float" office:value="264473" calcext:value-type="float">
            <text:p><text:s text:c="3"/>264,473</text:p>
          </table:table-cell>
          <table:table-cell table:style-name="ce30" office:value-type="float" office:value="78.87" calcext:value-type="float">
            <text:p><text:s text:c="3"/>78.87</text:p>
          </table:table-cell>
          <table:table-cell table:style-name="ce40" office:value-type="float" office:value="43193" calcext:value-type="float">
            <text:p><text:s text:c="3"/>43,193</text:p>
          </table:table-cell>
          <table:table-cell table:style-name="ce55" office:value-type="float" office:value="12.88" calcext:value-type="float">
            <text:p><text:s text:c="3"/>12.88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9" office:value-type="float" office:value="98104" calcext:value-type="float">
            <text:p><text:s text:c="3"/>98,104</text:p>
          </table:table-cell>
          <table:table-cell table:style-name="ce19" office:value-type="float" office:value="3740" calcext:value-type="float">
            <text:p><text:s text:c="3"/>3,740</text:p>
          </table:table-cell>
          <table:table-cell table:style-name="ce30" office:value-type="float" office:value="3.81" calcext:value-type="float">
            <text:p><text:s text:c="3"/>3.81</text:p>
          </table:table-cell>
          <table:table-cell table:style-name="ce19" office:value-type="float" office:value="5122" calcext:value-type="float">
            <text:p><text:s text:c="3"/>5,122</text:p>
          </table:table-cell>
          <table:table-cell table:style-name="ce30" office:value-type="float" office:value="5.22" calcext:value-type="float">
            <text:p><text:s text:c="3"/>5.22</text:p>
          </table:table-cell>
          <table:table-cell table:style-name="ce19" office:value-type="float" office:value="9395" calcext:value-type="float">
            <text:p><text:s text:c="3"/>9,395</text:p>
          </table:table-cell>
          <table:table-cell table:style-name="ce30" office:value-type="float" office:value="9.58" calcext:value-type="float">
            <text:p><text:s text:c="3"/>9.58</text:p>
          </table:table-cell>
          <table:table-cell table:style-name="ce19" office:value-type="float" office:value="10462" calcext:value-type="float">
            <text:p><text:s text:c="3"/>10,462</text:p>
          </table:table-cell>
          <table:table-cell table:style-name="ce30" office:value-type="float" office:value="10.66" calcext:value-type="float">
            <text:p><text:s text:c="3"/>10.66</text:p>
          </table:table-cell>
          <table:table-cell table:style-name="ce40" office:value-type="float" office:value="6581" calcext:value-type="float">
            <text:p><text:s text:c="3"/>6,581</text:p>
          </table:table-cell>
          <table:table-cell table:style-name="ce30" office:value-type="float" office:value="6.71" calcext:value-type="float">
            <text:p><text:s text:c="3"/>6.71</text:p>
          </table:table-cell>
          <table:table-cell table:style-name="ce45" office:value-type="float" office:value="79197" calcext:value-type="float">
            <text:p><text:s text:c="3"/>79,197</text:p>
          </table:table-cell>
          <table:table-cell table:style-name="ce30" office:value-type="float" office:value="80.73" calcext:value-type="float">
            <text:p><text:s text:c="3"/>80.73</text:p>
          </table:table-cell>
          <table:table-cell table:style-name="ce40" office:value-type="float" office:value="14038" calcext:value-type="float">
            <text:p><text:s text:c="3"/>14,038</text:p>
          </table:table-cell>
          <table:table-cell table:style-name="ce55" office:value-type="float" office:value="14.31" calcext:value-type="float">
            <text:p><text:s text:c="3"/>14.31</text:p>
          </table:table-cell>
          <table:table-cell table:number-columns-repeated="1008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9" office:value-type="float" office:value="377537" calcext:value-type="float">
            <text:p><text:s text:c="3"/>377,537</text:p>
          </table:table-cell>
          <table:table-cell table:style-name="ce19" office:value-type="float" office:value="11241" calcext:value-type="float">
            <text:p><text:s text:c="3"/>11,241</text:p>
          </table:table-cell>
          <table:table-cell table:style-name="ce30" office:value-type="float" office:value="2.98" calcext:value-type="float">
            <text:p><text:s text:c="3"/>2.98</text:p>
          </table:table-cell>
          <table:table-cell table:style-name="ce19" office:value-type="float" office:value="16957" calcext:value-type="float">
            <text:p><text:s text:c="3"/>16,957</text:p>
          </table:table-cell>
          <table:table-cell table:style-name="ce30" office:value-type="float" office:value="4.49" calcext:value-type="float">
            <text:p><text:s text:c="3"/>4.49</text:p>
          </table:table-cell>
          <table:table-cell table:style-name="ce19" office:value-type="float" office:value="34301" calcext:value-type="float">
            <text:p><text:s text:c="3"/>34,301</text:p>
          </table:table-cell>
          <table:table-cell table:style-name="ce30" office:value-type="float" office:value="9.09" calcext:value-type="float">
            <text:p><text:s text:c="3"/>9.09</text:p>
          </table:table-cell>
          <table:table-cell table:style-name="ce19" office:value-type="float" office:value="39227" calcext:value-type="float">
            <text:p><text:s text:c="3"/>39,227</text:p>
          </table:table-cell>
          <table:table-cell table:style-name="ce30" office:value-type="float" office:value="10.39" calcext:value-type="float">
            <text:p><text:s text:c="3"/>10.39</text:p>
          </table:table-cell>
          <table:table-cell table:style-name="ce40" office:value-type="float" office:value="29914" calcext:value-type="float">
            <text:p><text:s text:c="3"/>29,914</text:p>
          </table:table-cell>
          <table:table-cell table:style-name="ce30" office:value-type="float" office:value="7.92" calcext:value-type="float">
            <text:p><text:s text:c="3"/>7.92</text:p>
          </table:table-cell>
          <table:table-cell table:style-name="ce45" office:value-type="float" office:value="302438" calcext:value-type="float">
            <text:p><text:s text:c="3"/>302,438</text:p>
          </table:table-cell>
          <table:table-cell table:style-name="ce30" office:value-type="float" office:value="80.11" calcext:value-type="float">
            <text:p><text:s text:c="3"/>80.11</text:p>
          </table:table-cell>
          <table:table-cell table:style-name="ce40" office:value-type="float" office:value="43172" calcext:value-type="float">
            <text:p><text:s text:c="3"/>43,172</text:p>
          </table:table-cell>
          <table:table-cell table:style-name="ce55" office:value-type="float" office:value="11.44" calcext:value-type="float">
            <text:p><text:s text:c="3"/>11.4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9" office:value-type="float" office:value="423692" calcext:value-type="float">
            <text:p><text:s text:c="3"/>423,692</text:p>
          </table:table-cell>
          <table:table-cell table:style-name="ce19" office:value-type="float" office:value="25314" calcext:value-type="float">
            <text:p><text:s text:c="3"/>25,314</text:p>
          </table:table-cell>
          <table:table-cell table:style-name="ce30" office:value-type="float" office:value="5.97" calcext:value-type="float">
            <text:p><text:s text:c="3"/>5.97</text:p>
          </table:table-cell>
          <table:table-cell table:style-name="ce19" office:value-type="float" office:value="35129" calcext:value-type="float">
            <text:p><text:s text:c="3"/>35,129</text:p>
          </table:table-cell>
          <table:table-cell table:style-name="ce30" office:value-type="float" office:value="8.29" calcext:value-type="float">
            <text:p><text:s text:c="3"/>8.29</text:p>
          </table:table-cell>
          <table:table-cell table:style-name="ce19" office:value-type="float" office:value="61341" calcext:value-type="float">
            <text:p><text:s text:c="3"/>61,341</text:p>
          </table:table-cell>
          <table:table-cell table:style-name="ce30" office:value-type="float" office:value="14.48" calcext:value-type="float">
            <text:p><text:s text:c="3"/>14.48</text:p>
          </table:table-cell>
          <table:table-cell table:style-name="ce19" office:value-type="float" office:value="67388" calcext:value-type="float">
            <text:p><text:s text:c="3"/>67,388</text:p>
          </table:table-cell>
          <table:table-cell table:style-name="ce30" office:value-type="float" office:value="15.9" calcext:value-type="float">
            <text:p><text:s text:c="3"/>15.90</text:p>
          </table:table-cell>
          <table:table-cell table:style-name="ce40" office:value-type="float" office:value="34969" calcext:value-type="float">
            <text:p><text:s text:c="3"/>34,969</text:p>
          </table:table-cell>
          <table:table-cell table:style-name="ce30" office:value-type="float" office:value="8.25" calcext:value-type="float">
            <text:p><text:s text:c="3"/>8.25</text:p>
          </table:table-cell>
          <table:table-cell table:style-name="ce45" office:value-type="float" office:value="316207" calcext:value-type="float">
            <text:p><text:s text:c="3"/>316,207</text:p>
          </table:table-cell>
          <table:table-cell table:style-name="ce30" office:value-type="float" office:value="74.63" calcext:value-type="float">
            <text:p><text:s text:c="3"/>74.63</text:p>
          </table:table-cell>
          <table:table-cell table:style-name="ce40" office:value-type="float" office:value="40458" calcext:value-type="float">
            <text:p><text:s text:c="3"/>40,458</text:p>
          </table:table-cell>
          <table:table-cell table:style-name="ce55" office:value-type="float" office:value="9.55" calcext:value-type="float">
            <text:p><text:s text:c="3"/>9.55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9" office:value-type="float" office:value="271339" calcext:value-type="float">
            <text:p><text:s text:c="3"/>271,339</text:p>
          </table:table-cell>
          <table:table-cell table:style-name="ce19" office:value-type="float" office:value="10153" calcext:value-type="float">
            <text:p><text:s text:c="3"/>10,153</text:p>
          </table:table-cell>
          <table:table-cell table:style-name="ce30" office:value-type="float" office:value="3.74" calcext:value-type="float">
            <text:p><text:s text:c="3"/>3.74</text:p>
          </table:table-cell>
          <table:table-cell table:style-name="ce19" office:value-type="float" office:value="15237" calcext:value-type="float">
            <text:p><text:s text:c="3"/>15,237</text:p>
          </table:table-cell>
          <table:table-cell table:style-name="ce30" office:value-type="float" office:value="5.62" calcext:value-type="float">
            <text:p><text:s text:c="3"/>5.62</text:p>
          </table:table-cell>
          <table:table-cell table:style-name="ce19" office:value-type="float" office:value="31618" calcext:value-type="float">
            <text:p><text:s text:c="3"/>31,618</text:p>
          </table:table-cell>
          <table:table-cell table:style-name="ce30" office:value-type="float" office:value="11.65" calcext:value-type="float">
            <text:p><text:s text:c="3"/>11.65</text:p>
          </table:table-cell>
          <table:table-cell table:style-name="ce19" office:value-type="float" office:value="36110" calcext:value-type="float">
            <text:p><text:s text:c="3"/>36,110</text:p>
          </table:table-cell>
          <table:table-cell table:style-name="ce30" office:value-type="float" office:value="13.31" calcext:value-type="float">
            <text:p><text:s text:c="3"/>13.31</text:p>
          </table:table-cell>
          <table:table-cell table:style-name="ce40" office:value-type="float" office:value="25124" calcext:value-type="float">
            <text:p><text:s text:c="3"/>25,124</text:p>
          </table:table-cell>
          <table:table-cell table:style-name="ce30" office:value-type="float" office:value="9.26" calcext:value-type="float">
            <text:p><text:s text:c="3"/>9.26</text:p>
          </table:table-cell>
          <table:table-cell table:style-name="ce45" office:value-type="float" office:value="206783" calcext:value-type="float">
            <text:p><text:s text:c="3"/>206,783</text:p>
          </table:table-cell>
          <table:table-cell table:style-name="ce30" office:value-type="float" office:value="76.21" calcext:value-type="float">
            <text:p><text:s text:c="3"/>76.21</text:p>
          </table:table-cell>
          <table:table-cell table:style-name="ce40" office:value-type="float" office:value="30795" calcext:value-type="float">
            <text:p><text:s text:c="3"/>30,795</text:p>
          </table:table-cell>
          <table:table-cell table:style-name="ce55" office:value-type="float" office:value="11.35" calcext:value-type="float">
            <text:p><text:s text:c="3"/>11.35</text:p>
          </table:table-cell>
          <table:table-cell table:number-columns-repeated="1008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9" office:value-type="float" office:value="121788" calcext:value-type="float">
            <text:p><text:s text:c="3"/>121,788</text:p>
          </table:table-cell>
          <table:table-cell table:style-name="ce19" office:value-type="float" office:value="5931" calcext:value-type="float">
            <text:p><text:s text:c="3"/>5,931</text:p>
          </table:table-cell>
          <table:table-cell table:style-name="ce30" office:value-type="float" office:value="4.87" calcext:value-type="float">
            <text:p><text:s text:c="3"/>4.87</text:p>
          </table:table-cell>
          <table:table-cell table:style-name="ce19" office:value-type="float" office:value="7556" calcext:value-type="float">
            <text:p><text:s text:c="3"/>7,556</text:p>
          </table:table-cell>
          <table:table-cell table:style-name="ce30" office:value-type="float" office:value="6.2" calcext:value-type="float">
            <text:p><text:s text:c="3"/>6.20</text:p>
          </table:table-cell>
          <table:table-cell table:style-name="ce19" office:value-type="float" office:value="11798" calcext:value-type="float">
            <text:p><text:s text:c="3"/>11,798</text:p>
          </table:table-cell>
          <table:table-cell table:style-name="ce30" office:value-type="float" office:value="9.69" calcext:value-type="float">
            <text:p><text:s text:c="3"/>9.69</text:p>
          </table:table-cell>
          <table:table-cell table:style-name="ce19" office:value-type="float" office:value="12768" calcext:value-type="float">
            <text:p><text:s text:c="3"/>12,768</text:p>
          </table:table-cell>
          <table:table-cell table:style-name="ce30" office:value-type="float" office:value="10.48" calcext:value-type="float">
            <text:p><text:s text:c="3"/>10.48</text:p>
          </table:table-cell>
          <table:table-cell table:style-name="ce40" office:value-type="float" office:value="6911" calcext:value-type="float">
            <text:p><text:s text:c="3"/>6,911</text:p>
          </table:table-cell>
          <table:table-cell table:style-name="ce30" office:value-type="float" office:value="5.67" calcext:value-type="float">
            <text:p><text:s text:c="3"/>5.67</text:p>
          </table:table-cell>
          <table:table-cell table:style-name="ce45" office:value-type="float" office:value="98985" calcext:value-type="float">
            <text:p><text:s text:c="3"/>98,985</text:p>
          </table:table-cell>
          <table:table-cell table:style-name="ce30" office:value-type="float" office:value="81.28" calcext:value-type="float">
            <text:p><text:s text:c="3"/>81.28</text:p>
          </table:table-cell>
          <table:table-cell table:style-name="ce40" office:value-type="float" office:value="13791" calcext:value-type="float">
            <text:p><text:s text:c="3"/>13,791</text:p>
          </table:table-cell>
          <table:table-cell table:style-name="ce55" office:value-type="float" office:value="11.32" calcext:value-type="float">
            <text:p><text:s text:c="3"/>11.32</text:p>
          </table:table-cell>
          <table:table-cell table:number-columns-repeated="1008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9" office:value-type="float" office:value="110851" calcext:value-type="float">
            <text:p><text:s text:c="3"/>110,851</text:p>
          </table:table-cell>
          <table:table-cell table:style-name="ce19" office:value-type="float" office:value="5376" calcext:value-type="float">
            <text:p><text:s text:c="3"/>5,376</text:p>
          </table:table-cell>
          <table:table-cell table:style-name="ce30" office:value-type="float" office:value="4.85" calcext:value-type="float">
            <text:p><text:s text:c="3"/>4.85</text:p>
          </table:table-cell>
          <table:table-cell table:style-name="ce19" office:value-type="float" office:value="6807" calcext:value-type="float">
            <text:p><text:s text:c="3"/>6,807</text:p>
          </table:table-cell>
          <table:table-cell table:style-name="ce30" office:value-type="float" office:value="6.14" calcext:value-type="float">
            <text:p><text:s text:c="3"/>6.14</text:p>
          </table:table-cell>
          <table:table-cell table:style-name="ce19" office:value-type="float" office:value="10615" calcext:value-type="float">
            <text:p><text:s text:c="3"/>10,615</text:p>
          </table:table-cell>
          <table:table-cell table:style-name="ce30" office:value-type="float" office:value="9.58" calcext:value-type="float">
            <text:p><text:s text:c="3"/>9.58</text:p>
          </table:table-cell>
          <table:table-cell table:style-name="ce19" office:value-type="float" office:value="11461" calcext:value-type="float">
            <text:p><text:s text:c="3"/>11,461</text:p>
          </table:table-cell>
          <table:table-cell table:style-name="ce30" office:value-type="float" office:value="10.34" calcext:value-type="float">
            <text:p><text:s text:c="3"/>10.34</text:p>
          </table:table-cell>
          <table:table-cell table:style-name="ce40" office:value-type="float" office:value="6147" calcext:value-type="float">
            <text:p><text:s text:c="3"/>6,147</text:p>
          </table:table-cell>
          <table:table-cell table:style-name="ce30" office:value-type="float" office:value="5.55" calcext:value-type="float">
            <text:p><text:s text:c="3"/>5.55</text:p>
          </table:table-cell>
          <table:table-cell table:style-name="ce45" office:value-type="float" office:value="90281" calcext:value-type="float">
            <text:p><text:s text:c="3"/>90,281</text:p>
          </table:table-cell>
          <table:table-cell table:style-name="ce30" office:value-type="float" office:value="81.44" calcext:value-type="float">
            <text:p><text:s text:c="3"/>81.44</text:p>
          </table:table-cell>
          <table:table-cell table:style-name="ce40" office:value-type="float" office:value="12767" calcext:value-type="float">
            <text:p><text:s text:c="3"/>12,767</text:p>
          </table:table-cell>
          <table:table-cell table:style-name="ce55" office:value-type="float" office:value="11.52" calcext:value-type="float">
            <text:p><text:s text:c="3"/>11.52</text:p>
          </table:table-cell>
          <table:table-cell table:number-columns-repeated="1008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20" office:value-type="float" office:value="10937" calcext:value-type="float">
            <text:p><text:s text:c="3"/>10,937</text:p>
          </table:table-cell>
          <table:table-cell table:style-name="ce20" office:value-type="float" office:value="555" calcext:value-type="float">
            <text:p><text:s text:c="3"/>555</text:p>
          </table:table-cell>
          <table:table-cell table:style-name="ce31" office:value-type="float" office:value="5.07" calcext:value-type="float">
            <text:p><text:s text:c="3"/>5.07</text:p>
          </table:table-cell>
          <table:table-cell table:style-name="ce20" office:value-type="float" office:value="749" calcext:value-type="float">
            <text:p><text:s text:c="3"/>749</text:p>
          </table:table-cell>
          <table:table-cell table:style-name="ce31" office:value-type="float" office:value="6.85" calcext:value-type="float">
            <text:p><text:s text:c="3"/>6.85</text:p>
          </table:table-cell>
          <table:table-cell table:style-name="ce20" office:value-type="float" office:value="1183" calcext:value-type="float">
            <text:p><text:s text:c="3"/>1,183</text:p>
          </table:table-cell>
          <table:table-cell table:style-name="ce31" office:value-type="float" office:value="10.82" calcext:value-type="float">
            <text:p><text:s text:c="3"/>10.82</text:p>
          </table:table-cell>
          <table:table-cell table:style-name="ce36" office:value-type="float" office:value="1307" calcext:value-type="float">
            <text:p><text:s text:c="3"/>1,307</text:p>
          </table:table-cell>
          <table:table-cell table:style-name="ce37" office:value-type="float" office:value="11.95" calcext:value-type="float">
            <text:p><text:s text:c="3"/>11.95</text:p>
          </table:table-cell>
          <table:table-cell table:style-name="ce41" office:value-type="float" office:value="764" calcext:value-type="float">
            <text:p><text:s text:c="3"/>764</text:p>
          </table:table-cell>
          <table:table-cell table:style-name="ce31" office:value-type="float" office:value="6.99" calcext:value-type="float">
            <text:p><text:s text:c="3"/>6.99</text:p>
          </table:table-cell>
          <table:table-cell table:style-name="ce46" office:value-type="float" office:value="8704" calcext:value-type="float">
            <text:p><text:s text:c="3"/>8,704</text:p>
          </table:table-cell>
          <table:table-cell table:style-name="ce31" office:value-type="float" office:value="79.58" calcext:value-type="float">
            <text:p><text:s text:c="3"/>79.58</text:p>
          </table:table-cell>
          <table:table-cell table:style-name="ce41" office:value-type="float" office:value="1024" calcext:value-type="float">
            <text:p><text:s text:c="3"/>1,024</text:p>
          </table:table-cell>
          <table:table-cell table:style-name="ce56" office:value-type="float" office:value="9.36" calcext:value-type="float">
            <text:p><text:s text:c="3"/>9.36</text:p>
          </table:table-cell>
          <table:table-cell table:style-name="ce57" table:number-columns-repeated="1008"/>
        </table:table-row>
        <table:table-row table:style-name="ro11">
          <table:table-cell table:style-name="ce10"/>
          <table:table-cell table:style-name="ce21"/>
          <table:table-cell table:style-name="ce25"/>
          <table:table-cell table:style-name="ce32"/>
          <table:table-cell table:style-name="ce34" table:number-columns-repeated="8"/>
          <table:table-cell table:style-name="ce47" office:value-type="string" calcext:value-type="string" table:number-columns-spanned="4" table:number-rows-spanned="1">
            <text:p><text:s text:c="8"/>內政部戶政司 民國101年10月4日編製</text:p>
          </table:table-cell>
          <table:covered-table-cell table:number-columns-repeated="3" table:style-name="ce48"/>
          <table:table-cell table:number-columns-repeated="1008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1.09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Order1" table:base-cell-address="$年齡結構.$A$1" table:expression="0"/>
        <table:named-expression table:name="_Order2" table:base-cell-address="$年齡結構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Comma" style:display-name="Excel_BuiltIn_Comma" style:family="table-cell" style:parent-style-name="Default" style:data-style-name="N16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0-04T18:25:27</meta:creation-date>
    <dc:creator>user</dc:creator>
    <dc:date>2013-10-01T16:03:04</dc:date>
    <meta:document-statistic meta:table-count="1" meta:cell-count="427" meta:object-count="0"/>
    <meta:generator>LibreOffice/5.0.5.2$Windows_x86 LibreOffice_project/55b006a02d247b5f7215fc6ea0fde844b30035b3</meta:generator>
  </office:meta>
</office:document-meta>
</file>